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 New" svg:font-family="'Courier New'" style:font-adornments="Standard" style:font-family-generic="modern" style:font-pitch="fixed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p text:style-name="Title">Hal Spacejock book one - Sample yWriter Project</text:p>
      <text:p text:style-name="Subtitle">Simon Haynes</text:p>
      <text:h text:style-name="Heading_20_2" text:outline-level="2">Scenes with Character Hal:</text:h>
      <text:p text:style-name="Hanging_20_indent">Information about the sample project</text:p>
      <text:p text:style-name="Hanging_20_indent">Meet Hal, threatened by Vurdi</text:p>
      <text:p text:style-name="Hanging_20_indent">Hal takes a call from Jerling</text:p>
      <text:p text:style-name="Hanging_20_indent">Clunk arrives</text:p>
      <text:p text:style-name="Hanging_20_indent">Hal going to port control</text:p>
      <text:p text:style-name="Hanging_20_indent">Hal talking to the Portmaster</text:p>
      <text:p text:style-name="Hanging_20_indent">Clunk takes call from Hal. Calls Jerling. Fire.</text:p>
      <text:p text:style-name="Hanging_20_indent">Clunk calls, the landing field is on fire. Hal tells him to sit tight.</text:p>
      <text:p text:style-name="Hanging_20_indent">New Scene</text:p>
      <text:p text:style-name="Hanging_20_indent">Hal gets to the ship and lifts off.</text:p>
      <text:p text:style-name="Hanging_20_indent">Hal finds Clunk on rope, falls out after him.</text:p>
      <text:p text:style-name="Hanging_20_indent">Climb up rope to safety. Back in ship for hyperspace.</text:p>
      <text:p text:style-name="Hanging_20_indent">Exits the ship to meet Bevan</text:p>
      <text:p text:style-name="Hanging_20_indent">Getting food out. Frozen puddings.</text:p>
      <text:p text:style-name="Hanging_20_indent">Says goodbye to Clunk</text:p>
      <text:p text:style-name="Hanging_20_indent">Hal depressed. No escape from here.</text:p>
      <text:p text:style-name="Hanging_20_indent">Lighten the ship. Preparing for liftoff.</text:p>
      <text:p text:style-name="Hanging_20_indent">Hal buys food</text:p>
      <text:p text:style-name="Hanging_20_indent">Hal about to hyperspace.</text:p>
      <text:p text:style-name="Hanging_20_indent">Hal gets real Jerling's call. Has to get cargo and robot back.</text:p>
      <text:p text:style-name="Hanging_20_indent">Hal sets course for Forg.</text:p>
      <text:p text:style-name="Hanging_20_indent">Land on Forg, in rubbish.</text:p>
      <text:p text:style-name="Hanging_20_indent">Hal rents a car in Jerling's name and heads towards Forgberg and the Casino.</text:p>
      <text:p text:style-name="Hanging_20_indent">Hal after almost running Clunk down. Picks him up.</text:p>
      <text:p text:style-name="Hanging_20_indent">Find car, go to find clothes.</text:p>
      <text:p text:style-name="Hanging_20_indent">Hal sells Clunk</text:p>
      <text:p text:style-name="Hanging_20_indent">Hal annoyed at Clunk for buying only the best.</text:p>
      <text:p text:style-name="Hanging_20_indent">Sitting on the steps, battered and bruised. Limo arrives for Karl.</text:p>
      <text:p text:style-name="Hanging_20_indent">Hal and Clunk fleeing in Gull</text:p>
      <text:p text:style-name="Hanging_20_indent">Clunk wants to throw stuff at the flyer</text:p>
      <text:p text:style-name="Hanging_20_indent">Hal fetches the puddings.</text:p>
      <text:p text:style-name="Hanging_20_indent">Hal yells at Jerling, then cargo arrives on truck.</text:p>
      <text:p text:style-name="Hanging_20_indent">Karl bursts in, armed.</text:p>
      <text:p text:style-name="Hanging_20_indent">Terry ties Hal in hold, leaves back doors open.</text:p>
      <text:p text:style-name="Hanging_20_indent">Hal dodges Brutus, escapes the hold.</text:p>
      <text:p text:style-name="Hanging_20_indent">New Scene</text:p>
      <text:h text:style-name="Heading_20_2" text:outline-level="2">Scenes with Character Jerling:</text:h>
      <text:p text:style-name="Hanging_20_indent">Jerling buys team. Discusses Seraph.</text:p>
      <text:p text:style-name="Hanging_20_indent">Hal takes a call from Jerling</text:p>
      <text:p text:style-name="Hanging_20_indent">Clunk takes call from Hal. Calls Jerling. Fire.</text:p>
      <text:h text:style-name="Heading_20_2" text:outline-level="2">Scenes with Character Clunk:</text:h>
      <text:p text:style-name="Hanging_20_indent">Clunk arrives</text:p>
      <text:p text:style-name="Hanging_20_indent">Clunk checking computer for Incubots.</text:p>
      <text:p text:style-name="Hanging_20_indent">Clunk takes call from Hal. Calls Jerling. Fire.</text:p>
      <text:p text:style-name="Hanging_20_indent">Clunk calls, the landing field is on fire. Hal tells him to sit tight.</text:p>
      <text:p text:style-name="Hanging_20_indent">Clunk fighting the fire, ends up face-down</text:p>
      <text:p text:style-name="Hanging_20_indent">Clunk slips out the back.</text:p>
      <text:p text:style-name="Hanging_20_indent">Clunk in orbit</text:p>
      <text:p text:style-name="Hanging_20_indent">Clunk uses cylinder</text:p>
      <text:p text:style-name="Hanging_20_indent">Clunk gambling. Fight with human couple.</text:p>
      <text:p text:style-name="Hanging_20_indent">Clunk travelling on the back of Karl's limo</text:p>
      <text:p text:style-name="Hanging_20_indent">Clunk sees Hal catching up again. Limo stops.</text:p>
      <text:p text:style-name="Hanging_20_indent">Clunk uploads the Navcom into the ship.</text:p>
      <text:p text:style-name="Hanging_20_indent">The shop robots want Clunk to escape with them. Mention Hal's capture.</text:p>
      <text:p text:style-name="Hanging_20_indent">Clunk steals armoured car, drives it into the house.</text:p>
      <text:p text:style-name="Hanging_20_indent">Clunk outside, depressed.</text:p>
      <text:h text:style-name="Heading_20_2" text:outline-level="2">Scenes with Character Vurdi:</text:h>
      <text:p text:style-name="Hanging_20_indent">Meet Hal, threatened by Vurdi</text:p>
      <text:h text:style-name="Heading_20_2" text:outline-level="2">Scenes with Character Farrell:</text:h>
      <text:p text:style-name="Hanging_20_indent">In his office. Gordon OKs the deal</text:p>
      <text:p text:style-name="Hanging_20_indent">Karl and Terry awaiting Hal. They take a call from their spy, intercept is at the orbiter.</text:p>
      <text:p text:style-name="Hanging_20_indent">Karl waiting impatiently</text:p>
      <text:p text:style-name="Hanging_20_indent">Karl and Terry confused about 'Chunk'</text:p>
      <text:p text:style-name="Hanging_20_indent">Karl and Terry waiting.</text:p>
      <text:p text:style-name="Hanging_20_indent">Karl leaves a note, takes Clunk.</text:p>
      <text:p text:style-name="Hanging_20_indent">Karl and Terry take the limo</text:p>
      <text:p text:style-name="Hanging_20_indent">Karl and Terry overtake and head for Spaceport. Looking for Volante.</text:p>
      <text:p text:style-name="Hanging_20_indent">Black Gull hyperspaces to oblivion</text:p>
      <text:h text:style-name="Heading_20_2" text:outline-level="2">Scenes with Character Terry:</text:h>
      <text:p text:style-name="Hanging_20_indent">Terry places the 'bomb'</text:p>
      <text:h text:style-name="Heading_20_2" text:outline-level="2">Scenes with Character Carina:</text:h>
      <text:p text:style-name="Hanging_20_indent">Jerling buys team. Discusses Seraph.</text:p>
      <text:h text:style-name="Heading_20_2" text:outline-level="2">Scenes with Character Mike:</text:h>
      <text:p text:style-name="Hanging_20_indent"/>
      <text:h text:style-name="Heading_20_2" text:outline-level="2">Scenes with Character Gordon:</text:h>
      <text:p text:style-name="Hanging_20_indent"/>
      <text:h text:style-name="Heading_20_2" text:outline-level="2">Scenes with Character Navcom:</text:h>
      <text:p text:style-name="Hanging_20_indent">Meet Hal, threatened by Vurdi</text:p>
      <text:p text:style-name="Hanging_20_indent">Hal takes a call from Jerling</text:p>
      <text:p text:style-name="Hanging_20_indent">Clunk arrives</text:p>
      <text:p text:style-name="Hanging_20_indent">Clunk checking computer for Incubots.</text:p>
      <text:p text:style-name="Hanging_20_indent">Clunk takes call from Hal. Calls Jerling. Fire.</text:p>
      <text:p text:style-name="Hanging_20_indent">Clunk fighting the fire, ends up face-down</text:p>
      <text:h text:style-name="Heading_20_2" text:outline-level="2">Scenes with Character Brutus:</text:h>
      <text:p text:style-name="Hanging_20_indent">Meet Hal, threatened by Vurdi</text:p>
      <text:h text:style-name="Heading_20_2" text:outline-level="2">Scenes with Character Portmaster:</text:h>
      <text:p text:style-name="Hanging_20_indent">Hal talking to the Portmaster</text:p>
      <text:p text:style-name="Hanging_20_indent">Clunk calls, the landing field is on fire. Hal tells him to sit tight.</text:p>
      <text:h text:style-name="Heading_20_2" text:outline-level="2">Scenes with Location Black Gull:</text:h>
      <text:p text:style-name="Hanging_20_indent">Meet Hal, threatened by Vurdi</text:p>
      <text:p text:style-name="Hanging_20_indent">Hal takes a call from Jerling</text:p>
      <text:p text:style-name="Hanging_20_indent">Clunk arrives</text:p>
      <text:p text:style-name="Hanging_20_indent">Clunk checking computer for Incubots.</text:p>
      <text:p text:style-name="Hanging_20_indent">Clunk takes call from Hal. Calls Jerling. Fire.</text:p>
      <text:h text:style-name="Heading_20_2" text:outline-level="2">Scenes with Location Lamira Spaceport:</text:h>
      <text:p text:style-name="Hanging_20_indent">Meet Hal, threatened by Vurdi</text:p>
      <text:p text:style-name="Hanging_20_indent">Hal going to port control</text:p>
      <text:h text:style-name="Heading_20_2" text:outline-level="2">Scenes with Location Planet Forg:</text:h>
      <text:p text:style-name="Hanging_20_indent">Jerling buys team. Discusses Seraph.</text:p>
      <text:h text:style-name="Heading_20_2" text:outline-level="2">Scenes with Location Jerling Enterprises:</text:h>
      <text:p text:style-name="Hanging_20_indent">Jerling buys team. Discusses Seraph.</text:p>
      <text:h text:style-name="Heading_20_2" text:outline-level="2">Scenes with Item Chessboard:</text:h>
      <text:p text:style-name="Hanging_20_indent">Meet Hal, threatened by Vurdi</text:p>
      <text:h text:style-name="Heading_20_2" text:outline-level="2">Scenes with Item Fire extinguisher:</text:h>
      <text:p text:style-name="Hanging_20_indent">Clunk takes call from Hal. Calls Jerling. Fire.</text:p>
      <text:h text:style-name="Heading_20_2" text:outline-level="2">Scenes with Item Pocket lint:</text:h>
      <text:p text:style-name="Hanging_20_indent"/>
      <text:h text:style-name="Heading_20_2" text:outline-level="2">Scenes tagged Beginning:</text:h>
      <text:p text:style-name="Hanging_20_indent">Meet Hal, threatened by Vurdi</text:p>
      <text:h text:style-name="Heading_20_2" text:outline-level="2">Scenes tagged Plot Point:</text:h>
      <text:p text:style-name="Hanging_20_indent">Meet Hal, threatened by Vurdi</text:p>
      <text:p text:style-name="Hanging_20_indent">Climb up rope to safety. Back in ship for hyperspace.</text:p>
      <text:h text:style-name="Heading_20_2" text:outline-level="2">Characters tagged hero:</text:h>
      <text:p text:style-name="Hanging_20_indent">Hal</text:p>
      <text:h text:style-name="Heading_20_2" text:outline-level="2">Characters tagged  pilot:</text:h>
      <text:p text:style-name="Hanging_20_indent">Hal</text:p>
      <text:h text:style-name="Heading_20_2" text:outline-level="2">Characters tagged businessman:</text:h>
      <text:p text:style-name="Hanging_20_indent">Jerling</text:p>
      <text:p text:style-name="Hanging_20_indent">Vurdi</text:p>
      <text:p text:style-name="Hanging_20_indent">Farrell</text:p>
      <text:p text:style-name="Hanging_20_indent">Gordon</text:p>
      <text:h text:style-name="Heading_20_2" text:outline-level="2">Characters tagged robot:</text:h>
      <text:p text:style-name="Hanging_20_indent">Clunk</text:p>
      <text:p text:style-name="Hanging_20_indent">Brutus</text:p>
      <text:h text:style-name="Heading_20_2" text:outline-level="2">Characters tagged  smart:</text:h>
      <text:p text:style-name="Hanging_20_indent">Clunk</text:p>
      <text:p text:style-name="Hanging_20_indent">Gordon</text:p>
      <text:h text:style-name="Heading_20_2" text:outline-level="2">Characters tagged smart:</text:h>
      <text:p text:style-name="Hanging_20_indent">Carina</text:p>
      <text:h text:style-name="Heading_20_2" text:outline-level="2">Characters tagged engineer:</text:h>
      <text:p text:style-name="Hanging_20_indent">Mike</text:p>
      <text:h text:style-name="Heading_20_2" text:outline-level="2">Characters tagged  evil:</text:h>
      <text:p text:style-name="Hanging_20_indent">Brutus</text:p>
      <text:h text:style-name="Heading_20_2" text:outline-level="2">Characters tagged good guy:</text:h>
      <text:p text:style-name="Hanging_20_indent">Portmaster</text:p>
      <text:h text:style-name="Heading_20_2" text:outline-level="2">Locations tagged Space ship:</text:h>
      <text:p text:style-name="Hanging_20_indent">Black Gull</text:p>
      <text:h text:style-name="Heading_20_2" text:outline-level="2">Locations tagged  freighter:</text:h>
      <text:p text:style-name="Hanging_20_indent">Black Gull</text:p>
      <text:h text:style-name="Heading_20_2" text:outline-level="2">Locations tagged Port:</text:h>
      <text:p text:style-name="Hanging_20_indent">Lamira Spaceport</text:p>
      <text:h text:style-name="Heading_20_2" text:outline-level="2">Locations tagged  Forg:</text:h>
      <text:p text:style-name="Hanging_20_indent">Lamira Spaceport</text:p>
      <text:p text:style-name="Hanging_20_indent">Jerling Enterprises</text:p>
      <text:h text:style-name="Heading_20_2" text:outline-level="2">Locations tagged Planet:</text:h>
      <text:p text:style-name="Hanging_20_indent">Planet Forg</text:p>
      <text:h text:style-name="Heading_20_2" text:outline-level="2">Locations tagged Company:</text:h>
      <text:p text:style-name="Hanging_20_indent">Jerling Enterprises</text:p>
      <text:h text:style-name="Heading_20_2" text:outline-level="2">Items tagged Game:</text:h>
      <text:p text:style-name="Hanging_20_indent">Chessboard</text:p>
      <text:h text:style-name="Heading_20_2" text:outline-level="2">Items tagged  Challenge:</text:h>
      <text:p text:style-name="Hanging_20_indent">Chessboard</text:p>
      <text:h text:style-name="Heading_20_2" text:outline-level="2">Items tagged necessary:</text:h>
      <text:p text:style-name="Hanging_20_indent">Pocket li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Arial" svg:font-family="'Arial'" style:font-family-generic="swiss"/>
    <style:font-face style:name="Courier New" svg:font-family="'Courier New'" style:font-adornments="Standard" style:font-family-generic="modern" style:font-pitch="fixed"/>
    <style:font-face style:name="Segoe UI" svg:font-family="'Segoe UI'" style:font-family-generic="roman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de" fo:country="DE" style:letter-kerning="true" style:font-size-asian="10pt" style:language-asian="zxx" style:country-asian="none" style:font-size-complex="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Segoe UI" fo:font-size="10pt" fo:language="de" fo:country="DE" style:letter-kerning="true" style:font-name-asian="Segoe UI" style:font-size-asian="10pt" style:language-asian="zxx" style:country-asian="none" style:font-name-complex="Segoe UI" style:font-size-complex="1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line-height="0.73cm" style:page-number="auto"/>
      <style:text-properties style:font-name="Courier New" fo:font-size="12pt" fo:font-weight="normal"/>
    </style:style>
    <style:style style:name="Heading" style:family="paragraph" style:parent-style-name="Standard" style:next-style-name="Text_20_body" style:class="text" style:master-page-name="">
      <style:paragraph-properties fo:line-height="0.73cm" fo:text-align="center" style:justify-single-word="false" style:page-number="auto" fo:keep-with-next="always">
        <style:tab-stops/>
      </style:paragraph-properties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style:page-number="auto">
        <style:tab-stops/>
      </style:paragraph-properties>
    </style:style>
    <style:style style:name="List" style:family="paragraph" style:parent-style-name="Text_20_body" style:class="list">
      <style:text-properties fo:font-weight="normal"/>
    </style:style>
    <style:style style:name="Caption" style:family="paragraph" style:parent-style-name="Standard" style:class="extra">
      <style:paragraph-properties fo:margin-top="0.212cm" fo:margin-bottom="0.212cm"/>
    </style:style>
    <style:style style:name="Table" style:family="paragraph" style:parent-style-name="Caption" style:class="extra"/>
    <style:style style:name="Index" style:family="paragraph" style:parent-style-name="Standard" style:class="index"/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73cm" fo:margin-bottom="0.73cm" style:page-number="auto">
        <style:tab-stops/>
      </style:paragraph-properties>
      <style:text-properties fo:text-transform="uppercase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73cm" fo:margin-bottom="0.73cm" style:page-number="auto"/>
      <style:text-properties fo:font-weight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73cm" fo:margin-bottom="0.73cm" style:page-number="auto"/>
      <style:text-properties fo:font-style="italic"/>
    </style:style>
    <style:style style:name="Heading_20_4" style:display-name="Heading 4" style:family="paragraph" style:parent-style-name="Heading" style:next-style-name="Text_20_body" style:default-outline-level="" style:list-style-name="" style:class="text" style:master-page-name="">
      <style:paragraph-properties fo:margin-top="0.73cm" fo:margin-bottom="0.73cm" style:page-number="auto"/>
    </style:style>
    <style:style style:name="Heading_20_5" style:display-name="Heading 5" style:family="paragraph" style:parent-style-name="Heading" style:next-style-name="Text_20_body" style:default-outline-level="5" style:list-style-name="" style:class="text"/>
    <style:style style:name="Heading_20_6" style:display-name="Heading 6" style:family="paragraph" style:parent-style-name="Heading" style:next-style-name="Text_20_body" style:default-outline-level="6" style:list-style-name="" style:class="text"/>
    <style:style style:name="Quotations" style:family="paragraph" style:parent-style-name="Text_20_body" style:class="html" style:master-page-name="">
      <style:paragraph-properties fo:margin="100%" fo:margin-left="0.499cm" fo:margin-right="0.499cm" fo:margin-top="0cm" fo:margin-bottom="0.499cm" fo:text-indent="0cm" style:auto-text-indent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/>
      <style:text-properties fo:font-size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1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/>
    </style:style>
    <style:style style:name="First_20_line_20_indent" style:display-name="First line indent" style:family="paragraph" style:parent-style-name="Text_20_body" style:class="text" style:master-page-name="">
      <style:paragraph-properties fo:margin="100%" fo:margin-left="0cm" fo:margin-right="0cm" fo:margin-top="0cm" fo:margin-bottom="0cm" fo:text-indent="0.499cm" style:auto-text-indent="false" style:page-number="auto"/>
    </style:style>
    <style:style style:name="Heading_20_7" style:display-name="Heading 7" style:family="paragraph" style:parent-style-name="Heading" style:next-style-name="Text_20_body" style:default-outline-level="7" style:list-style-name="" style:class="text"/>
    <style:style style:name="Heading_20_8" style:display-name="Heading 8" style:family="paragraph" style:parent-style-name="Heading" style:next-style-name="Text_20_body" style:default-outline-level="8" style:list-style-name="" style:class="text"/>
    <style:style style:name="Heading_20_9" style:display-name="Heading 9" style:family="paragraph" style:parent-style-name="Heading" style:next-style-name="Text_20_body" style:default-outline-level="9" style:list-style-name="" style:class="text"/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/>
    </style:style>
    <style:style style:name="Title" style:family="paragraph" style:parent-style-name="Standard" style:next-style-name="Subtitle" style:class="chapter" style:master-page-name="">
      <style:paragraph-properties fo:margin-top="0cm" fo:margin-bottom="0.73cm" fo:text-align="center" style:justify-single-word="false" style:page-number="auto" fo:background-color="transparent" fo:padding="0cm" fo:border="none" text:number-lines="false" text:line-number="0">
        <style:tab-stops/>
        <style:background-image/>
      </style:paragraph-properties>
      <style:text-properties fo:text-transform="uppercase" fo:letter-spacing="normal" fo:font-weight="normal" style:letter-kerning="false"/>
    </style:style>
    <style:style style:name="Subtitle" style:family="paragraph" style:parent-style-name="Title" style:class="chapter" style:master-page-name="">
      <style:paragraph-properties fo:margin-top="0cm" fo:margin-bottom="0.73cm" style:page-number="auto"/>
      <style:text-properties fo:font-variant="normal" fo:text-transform="none" fo:letter-spacing="normal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Numbering_20_1_20_Start" style:display-name="Numbering 1 Start" style:family="paragraph" style:parent-style-name="List" style:class="list">
      <style:paragraph-properties fo:margin="100%"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fo:margin="100%" fo:margin-left="0.499cm" fo:margin-right="0cm" fo:margin-top="0cm" fo:margin-bottom="0.212cm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="100%" fo:margin-left="0.499cm" fo:margin-right="0cm" fo:margin-top="0cm" fo:margin-bottom="0.423cm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="100%" fo:margin-left="0.499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="100%" fo:margin-left="0.998cm" fo:margin-right="0cm" fo:margin-top="0.423cm" fo:margin-bottom="0.212cm" fo:text-indent="-0.499cm" style:auto-text-indent="false"/>
    </style:style>
    <style:style style:name="Numbering_20_2" style:display-name="Numbering 2" style:family="paragraph" style:parent-style-name="List" style:class="list">
      <style:paragraph-properties fo:margin="100%" fo:margin-left="0.998cm" fo:margin-right="0cm" fo:margin-top="0cm" fo:margin-bottom="0.212cm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="100%" fo:margin-left="0.998cm" fo:margin-right="0cm" fo:margin-top="0cm" fo:margin-bottom="0.423cm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0.998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498cm" fo:margin-right="0cm" fo:margin-top="0.423cm" fo:margin-bottom="0.212cm" fo:text-indent="-0.499cm" style:auto-text-indent="false"/>
    </style:style>
    <style:style style:name="Numbering_20_3" style:display-name="Numbering 3" style:family="paragraph" style:parent-style-name="List" style:class="list">
      <style:paragraph-properties fo:margin="100%" fo:margin-left="1.498cm" fo:margin-right="0cm" fo:margin-top="0cm" fo:margin-bottom="0.212cm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="100%" fo:margin-left="1.498cm" fo:margin-right="0cm" fo:margin-top="0cm" fo:margin-bottom="0.423cm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498cm" fo:margin-right="0cm" fo:margin-top="0cm" fo:margin-bottom="0.212cm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="100%" fo:margin-left="1.997cm" fo:margin-right="0cm" fo:margin-top="0.423cm" fo:margin-bottom="0.212cm" fo:text-indent="-0.499cm" style:auto-text-indent="false"/>
    </style:style>
    <style:style style:name="Numbering_20_4" style:display-name="Numbering 4" style:family="paragraph" style:parent-style-name="List" style:class="list">
      <style:paragraph-properties fo:margin="100%" fo:margin-left="1.997cm" fo:margin-right="0cm" fo:margin-top="0cm" fo:margin-bottom="0.212cm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="100%" fo:margin-left="1.997cm" fo:margin-right="0cm" fo:margin-top="0cm" fo:margin-bottom="0.423cm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="100%" fo:margin-left="1.997cm" fo:margin-right="0cm" fo:margin-top="0cm" fo:margin-bottom="0.212cm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="100%" fo:margin-left="2.496cm" fo:margin-right="0cm" fo:margin-top="0.423cm" fo:margin-bottom="0.212cm" fo:text-indent="-0.499cm" style:auto-text-indent="false"/>
    </style:style>
    <style:style style:name="Numbering_20_5" style:display-name="Numbering 5" style:family="paragraph" style:parent-style-name="List" style:class="list">
      <style:paragraph-properties fo:margin="100%" fo:margin-left="2.496cm" fo:margin-right="0cm" fo:margin-top="0cm" fo:margin-bottom="0.212cm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="100%" fo:margin-left="2.496cm" fo:margin-right="0cm" fo:margin-top="0cm" fo:margin-bottom="0.423cm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2.496cm" fo:margin-right="0cm" fo:margin-top="0cm" fo:margin-bottom="0.212cm" fo:text-indent="0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499cm" fo:margin-right="0cm" fo:margin-top="0.423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fo:margin="100%" fo:margin-left="0.499cm" fo:margin-right="0cm" fo:margin-top="0cm" fo:margin-bottom="0.212cm" fo:text-indent="-0.499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499cm" fo:margin-right="0cm" fo:margin-top="0cm" fo:margin-bottom="0.423cm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499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="100%" fo:margin-left="0.998cm" fo:margin-right="0cm" fo:margin-top="0.423cm" fo:margin-bottom="0.212cm" fo:text-indent="-0.499cm" style:auto-text-indent="false"/>
    </style:style>
    <style:style style:name="List_20_2" style:display-name="List 2" style:family="paragraph" style:parent-style-name="List" style:class="list">
      <style:paragraph-properties fo:margin="100%" fo:margin-left="0.998cm" fo:margin-right="0cm" fo:margin-top="0cm" fo:margin-bottom="0.212cm" fo:text-indent="-0.499cm" style:auto-text-indent="false"/>
    </style:style>
    <style:style style:name="List_20_2_20_End" style:display-name="List 2 End" style:family="paragraph" style:parent-style-name="List" style:class="list">
      <style:paragraph-properties fo:margin="100%" fo:margin-left="0.998cm" fo:margin-right="0cm" fo:margin-top="0cm" fo:margin-bottom="0.423cm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="100%" fo:margin-left="0.998cm" fo:margin-right="0cm" fo:margin-top="0cm" fo:margin-bottom="0.212cm" fo:text-indent="0cm" style:auto-text-indent="false"/>
    </style:style>
    <style:style style:name="List_20_3_20_Start" style:display-name="List 3 Start" style:family="paragraph" style:parent-style-name="List" style:class="list">
      <style:paragraph-properties fo:margin="100%" fo:margin-left="1.498cm" fo:margin-right="0cm" fo:margin-top="0.423cm" fo:margin-bottom="0.212cm" fo:text-indent="-0.499cm" style:auto-text-indent="false"/>
    </style:style>
    <style:style style:name="List_20_3" style:display-name="List 3" style:family="paragraph" style:parent-style-name="List" style:class="list">
      <style:paragraph-properties fo:margin="100%" fo:margin-left="1.498cm" fo:margin-right="0cm" fo:margin-top="0cm" fo:margin-bottom="0.212cm" fo:text-indent="-0.499cm" style:auto-text-indent="false"/>
    </style:style>
    <style:style style:name="List_20_3_20_End" style:display-name="List 3 End" style:family="paragraph" style:parent-style-name="List" style:class="list">
      <style:paragraph-properties fo:margin="100%" fo:margin-left="1.498cm" fo:margin-right="0cm" fo:margin-top="0cm" fo:margin-bottom="0.423cm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="100%" fo:margin-left="1.498cm" fo:margin-right="0cm" fo:margin-top="0cm" fo:margin-bottom="0.212cm" fo:text-indent="0cm" style:auto-text-indent="false"/>
    </style:style>
    <style:style style:name="List_20_4_20_Start" style:display-name="List 4 Start" style:family="paragraph" style:parent-style-name="List" style:class="list">
      <style:paragraph-properties fo:margin="100%" fo:margin-left="1.997cm" fo:margin-right="0cm" fo:margin-top="0.423cm" fo:margin-bottom="0.212cm" fo:text-indent="-0.499cm" style:auto-text-indent="false"/>
    </style:style>
    <style:style style:name="List_20_4" style:display-name="List 4" style:family="paragraph" style:parent-style-name="List" style:class="list">
      <style:paragraph-properties fo:margin="100%" fo:margin-left="1.997cm" fo:margin-right="0cm" fo:margin-top="0cm" fo:margin-bottom="0.212cm" fo:text-indent="-0.499cm" style:auto-text-indent="false"/>
    </style:style>
    <style:style style:name="List_20_4_20_End" style:display-name="List 4 End" style:family="paragraph" style:parent-style-name="List" style:class="list">
      <style:paragraph-properties fo:margin="100%" fo:margin-left="1.997cm" fo:margin-right="0cm" fo:margin-top="0cm" fo:margin-bottom="0.423cm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="100%" fo:margin-left="1.997cm" fo:margin-right="0cm" fo:margin-top="0cm" fo:margin-bottom="0.212cm" fo:text-indent="0cm" style:auto-text-indent="false"/>
    </style:style>
    <style:style style:name="List_20_5_20_Start" style:display-name="List 5 Start" style:family="paragraph" style:parent-style-name="List" style:class="list">
      <style:paragraph-properties fo:margin="100%" fo:margin-left="2.496cm" fo:margin-right="0cm" fo:margin-top="0.423cm" fo:margin-bottom="0.212cm" fo:text-indent="-0.499cm" style:auto-text-indent="false"/>
    </style:style>
    <style:style style:name="List_20_5" style:display-name="List 5" style:family="paragraph" style:parent-style-name="List" style:class="list">
      <style:paragraph-properties fo:margin="100%" fo:margin-left="2.496cm" fo:margin-right="0cm" fo:margin-top="0cm" fo:margin-bottom="0.212cm" fo:text-indent="-0.499cm" style:auto-text-indent="false"/>
    </style:style>
    <style:style style:name="List_20_5_20_End" style:display-name="List 5 End" style:family="paragraph" style:parent-style-name="List" style:class="list">
      <style:paragraph-properties fo:margin="100%" fo:margin-left="2.496cm" fo:margin-right="0cm" fo:margin-top="0cm" fo:margin-bottom="0.423cm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="100%" fo:margin-left="2.496cm" fo:margin-right="0cm" fo:margin-top="0cm" fo:margin-bottom="0.212cm" fo:text-indent="0cm" style:auto-text-indent="false"/>
    </style:style>
    <style:style style:name="Header" style:family="paragraph" style:parent-style-name="Standard" style:class="extra" style:master-page-name="">
      <style:paragraph-properties fo:text-align="end" style:justify-single-word="false" style:page-number="auto" fo:padding="0.049cm" fo:border-left="none" fo:border-right="none" fo:border-top="none" fo:border-bottom="0.002cm solid #000000" style:shadow="none">
        <style:tab-stops>
          <style:tab-stop style:position="8.5cm" style:type="center"/>
          <style:tab-stop style:position="17.002cm" style:type="right"/>
        </style:tab-stops>
      </style:paragraph-properties>
      <style:text-properties fo:font-variant="normal" fo:text-transform="none" fo:font-style="italic"/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 style:master-page-name="">
      <style:paragraph-properties fo:margin-top="0.21cm" fo:margin-bottom="0.21cm" style:page-number="auto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/>
    </style:style>
    <style:style style:name="Sender" style:family="paragraph" style:parent-style-name="Standard" style:class="extra">
      <style:paragraph-properties fo:margin-top="0cm" fo:margin-bottom="0.106cm" fo:line-height="100%" text:number-lines="false" text:line-number="0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2" style:display-name="Index 2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3" style:display-name="Index 3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1.1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0.6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0.1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9.60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9.10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1.105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0.6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0.107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9.608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9.109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yWriter_20_mark" style:display-name="yWriter mark" style:family="paragraph" style:parent-style-name="Standard" style:next-style-name="Standard" style:class="text">
      <style:text-properties fo:color="#008000" fo:font-size="10pt"/>
    </style:style>
    <style:style style:name="yWriter_20_mark_20_unused" style:display-name="yWriter mark unused" style:family="paragraph" style:parent-style-name="Standard" style:next-style-name="Standard" style:class="text">
      <style:text-properties fo:color="#808080" fo:font-size="10pt"/>
    </style:style>
    <style:style style:name="yWriter_20_mark_20_notes" style:display-name="yWriter mark notes" style:family="paragraph" style:parent-style-name="Standard" style:next-style-name="Standard" style:class="text">
      <style:text-properties fo:color="#0000FF" fo:font-size="10pt"/>
    </style:style>
    <style:style style:name="yWriter_20_mark_20_todo" style:display-name="yWriter mark todo" style:family="paragraph" style:parent-style-name="Standard" style:next-style-name="Standard" style:class="text">
      <style:text-properties fo:color="#B22222" fo:font-size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Emphasis" style:family="text">
      <style:text-properties fo:font-style="italic" fo:background-color="transparent"/>
    </style:style>
    <style:style style:name="Strong_20_Emphasis" style:display-name="Strong Emphasis" style:family="text">
      <style:text-properties fo:text-transform="uppercase"/>
    </style:style>
    <style:style style:name="Citation" style:family="text">
      <style:text-properties fo:font-style="italic"/>
    </style:style>
    <style:style style:name="Teletype" style:family="text">
      <style:text-properties style:font-name="Cumberland" style:font-name-asian="Cumberland" style:font-name-complex="Cumberlan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Line_20_numbering" style:display-name="Line numbering" style:family="text">
      <style:text-properties style:font-name="Courier New" fo:font-size="8pt"/>
    </style:style>
    <style:style style:name="Page_20_Number" style:display-name="Page Number" style:family="text">
      <style:text-properties style:font-name="Courier New" fo:font-size="8pt"/>
    </style:style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Source_20_Text" style:display-name="Source Text" style:family="text">
      <style:text-properties style:font-name="Cumberland" style:font-name-asian="Cumberland" style:font-name-complex="Cumberland"/>
    </style:style>
    <style:style style:name="Example" style:family="text">
      <style:text-properties style:font-name="Courier New1"/>
    </style:style>
    <style:style style:name="User_20_Entry" style:display-name="User Entry" style:family="text">
      <style:text-properties style:font-name="Cumberland" style:font-name-asian="Cumberland" style:font-name-complex="Cumberland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style:vertical-pos="top" style:vertical-rel="baseli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fo:font-family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fo:font-family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fo:font-family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fo:font-family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aper-tray-name="[From printer settings]" style:print-orientation="portrait" fo:margin-top="3.2cm" fo:margin-bottom="2.499cm" fo:margin-left="2.701cm" fo:margin-right="3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699cm" fo:margin-left="0cm" fo:margin-right="0cm" fo:margin-top="1.1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1cm" fo:margin-left="2.499cm" fo:margin-right="4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1cm" fo:margin-left="2.499cm" fo:margin-right="4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2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4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 style:next-style-name="Standard"/>
    <style:master-page style:name="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yWriter</meta:generator>
    <dc:title>Hal Spacejock book one - Sample yWriter Project</dc:title>
    <dc:description><![CDATA[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]]></dc:description>
    <dc:subject/>
    <meta:keyword/>
    <meta:initial-creator>Simon Haynes</meta:initial-creator>
    <dc:creator/>
    <meta:creation-date>2021-03-21T11:35:38Z</meta:creation-date>
    <dc:date/>
  </office:meta>
</office:document-meta>
</file>